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fill-color="#000000" draw:textarea-vertical-align="middle"/>
    </style:style>
    <style:style style:name="gr2" style:family="graphic" style:parent-style-name="objectwithoutfill">
      <style:graphic-properties draw:stroke="solid" svg:stroke-width="0.102cm" svg:stroke-color="#ff3333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6666ff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02cm" svg:stroke-color="#00cc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fill="none" draw:fill-color="#000000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objectwithoutfill">
      <style:graphic-properties draw:stroke="solid" svg:stroke-width="0.1cm" svg:stroke-color="#ff00cc" draw:marker-start-width="0.35cm" draw:marker-end-width="0.35cm" draw:fill="none" draw:fill-color="#00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3cm" svg:stroke-color="#ff950e" draw:marker-start-width="0.65cm" draw:marker-end-width="0.65cm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93cm" svg:y1="15.859cm" svg:x2="16.93cm" svg:y2="26.4cm">
          <text:p/>
        </draw:line>
        <draw:line draw:style-name="gr1" draw:text-style-name="P1" draw:layer="layout" svg:x1="39.989cm" svg:y1="26.427cm" svg:x2="16.875cm" svg:y2="26.427cm">
          <text:p/>
        </draw:line>
        <draw:line draw:style-name="gr2" draw:text-style-name="P1" draw:layer="layout" svg:x1="16.875cm" svg:y1="24.876cm" svg:x2="39.989cm" svg:y2="24.876cm">
          <text:p/>
        </draw:line>
        <draw:line draw:style-name="gr3" draw:text-style-name="P1" draw:layer="layout" svg:x1="16.875cm" svg:y1="22.209cm" svg:x2="39.989cm" svg:y2="22.209cm">
          <text:p/>
        </draw:line>
        <draw:line draw:style-name="gr4" draw:text-style-name="P1" draw:layer="layout" svg:x1="18.272cm" svg:y1="26.367cm" svg:x2="18.272cm" svg:y2="17.858cm">
          <text:p/>
        </draw:line>
        <draw:custom-shape draw:style-name="gr5" draw:text-style-name="P1" draw:layer="layout" svg:width="0.254cm" svg:height="1.524cm" svg:x="16.476cm" svg:y="24.876cm">
          <text:p/>
          <draw:enhanced-geometry svg:viewBox="0 0 21600 21600" draw:glue-points="21600 0 0 10800 21600 21600" draw:text-areas="13800 ?f9 21600 ?f10" draw:type="left-brace" draw:modifiers="1800 10637.11475409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809cm" svg:height="0.729cm" svg:x="13.319cm" svg:y="25.257cm">
          <draw:text-box>
            <text:p><text:span text:style-name="T1">Buffer Stock</text:span></text:p>
          </draw:text-box>
        </draw:frame>
        <draw:custom-shape draw:style-name="gr5" draw:text-style-name="P1" draw:layer="layout" svg:width="0.381cm" svg:height="4.191cm" svg:x="15.941cm" svg:y="22.2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" draw:layer="layout" svg:width="1.374cm" svg:height="0.795cm" svg:x="17.294cm" svg:y="23.827cm">
          <draw:text-box>
            <text:p><text:span text:style-name="T1">ROL</text:span></text:p>
          </draw:text-box>
        </draw:frame>
        <draw:custom-shape draw:style-name="gr5" draw:text-style-name="P1" draw:layer="layout" svg:width="1.225cm" svg:height="6.858cm" svg:x="15.097cm" svg:y="17.8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1.467cm" svg:height="0.729cm" svg:x="13.446cm" svg:y="20.845cm">
          <draw:text-box>
            <text:p><text:span text:style-name="T1">ROQ</text:span></text:p>
          </draw:text-box>
        </draw:frame>
        <draw:custom-shape draw:style-name="gr5" draw:text-style-name="P1" draw:layer="layout" svg:width="0.508cm" svg:height="3.429cm" draw:transform="rotate (1.52297430529025) translate (24.114cm 27.128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3.048cm" svg:height="0.729cm" svg:x="24.495cm" svg:y="27.383cm">
          <draw:text-box>
            <text:p><text:span text:style-name="T1">Lead Time</text:span></text:p>
          </draw:text-box>
        </draw:frame>
        <draw:line draw:style-name="gr10" draw:text-style-name="P1" draw:layer="layout" svg:x1="18.182cm" svg:y1="17.858cm" svg:x2="27.558cm" svg:y2="24.876cm">
          <text:p/>
        </draw:line>
        <draw:custom-shape draw:style-name="gr5" draw:text-style-name="P1" draw:layer="layout" svg:width="0.508cm" svg:height="9.183cm" draw:transform="rotate (1.52297430529025) translate (18.361cm 28.295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3.33cm" svg:height="0.729cm" svg:x="21.574cm" svg:y="28.653cm">
          <draw:text-box>
            <text:p><text:span text:style-name="T1">Ordering Cycle</text:span></text:p>
          </draw:text-box>
        </draw:frame>
        <draw:line draw:style-name="gr4" draw:text-style-name="P1" draw:layer="layout" svg:x1="27.558cm" svg:y1="26.4cm" svg:x2="27.558cm" svg:y2="17.891cm">
          <text:p/>
        </draw:line>
        <draw:line draw:style-name="gr11" draw:text-style-name="P1" draw:layer="layout" svg:x1="23.987cm" svg:y1="26.494cm" svg:x2="23.987cm" svg:y2="22.176cm">
          <text:p/>
        </draw:line>
        <draw:frame draw:style-name="gr12" draw:text-style-name="P2" draw:layer="layout" svg:width="0.762cm" svg:height="4.105cm" svg:x="23.098cm" svg:y="22.262cm">
          <draw:text-box>
            <text:p><text:span text:style-name="T1">Ordering</text:span></text:p>
          </draw:text-box>
        </draw:frame>
        <draw:frame draw:style-name="gr12" draw:text-style-name="P2" draw:layer="layout" svg:width="0.762cm" svg:height="5.509cm" svg:x="18.399cm" svg:y="18.699cm">
          <draw:text-box>
            <text:p><text:span text:style-name="T1">Good Receive</text:span></text:p>
          </draw:text-box>
        </draw:frame>
        <draw:line draw:style-name="gr10" draw:text-style-name="P1" draw:layer="layout" svg:x1="18.182cm" svg:y1="17.858cm" svg:x2="27.558cm" svg:y2="24.876cm">
          <text:p/>
        </draw:line>
        <draw:line draw:style-name="gr10" draw:text-style-name="P1" draw:layer="layout" svg:x1="27.543cm" svg:y1="17.858cm" svg:x2="36.919cm" svg:y2="24.876cm">
          <text:p/>
        </draw:line>
        <draw:line draw:style-name="gr11" draw:text-style-name="P1" draw:layer="layout" svg:x1="33.258cm" svg:y1="26.494cm" svg:x2="33.258cm" svg:y2="22.176cm">
          <text:p/>
        </draw:line>
        <draw:line draw:style-name="gr4" draw:text-style-name="P1" draw:layer="layout" svg:x1="36.941cm" svg:y1="26.401cm" svg:x2="36.941cm" svg:y2="17.892cm">
          <text:p/>
        </draw:line>
      </draw:page>
      <draw:page draw:name="page2" draw:style-name="dp1" draw:master-page-name="Default">
        <draw:line draw:style-name="gr1" draw:text-style-name="P1" draw:layer="layout" svg:x1="17.565cm" svg:y1="11.795cm" svg:x2="17.565cm" svg:y2="22.336cm">
          <text:p/>
        </draw:line>
        <draw:line draw:style-name="gr1" draw:text-style-name="P1" draw:layer="layout" svg:x1="40.624cm" svg:y1="22.363cm" svg:x2="17.51cm" svg:y2="22.363cm">
          <text:p/>
        </draw:line>
        <draw:line draw:style-name="gr2" draw:text-style-name="P1" draw:layer="layout" svg:x1="17.51cm" svg:y1="20.812cm" svg:x2="40.624cm" svg:y2="20.812cm">
          <text:p/>
        </draw:line>
        <draw:line draw:style-name="gr3" draw:text-style-name="P1" draw:layer="layout" svg:x1="17.51cm" svg:y1="18.145cm" svg:x2="40.624cm" svg:y2="18.145cm">
          <text:p/>
        </draw:line>
        <draw:line draw:style-name="gr4" draw:text-style-name="P1" draw:layer="layout" svg:x1="21.447cm" svg:y1="22.463cm" svg:x2="21.447cm" svg:y2="13.954cm">
          <text:p/>
        </draw:line>
        <draw:custom-shape draw:style-name="gr5" draw:text-style-name="P1" draw:layer="layout" svg:width="0.254cm" svg:height="1.524cm" svg:x="17.111cm" svg:y="20.812cm">
          <text:p/>
          <draw:enhanced-geometry svg:viewBox="0 0 21600 21600" draw:glue-points="21600 0 0 10800 21600 21600" draw:text-areas="13800 ?f9 21600 ?f10" draw:type="left-brace" draw:modifiers="1800 10637.11475409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809cm" svg:height="0.729cm" svg:x="13.954cm" svg:y="21.193cm">
          <draw:text-box>
            <text:p><text:span text:style-name="T1">Buffer Stock</text:span></text:p>
          </draw:text-box>
        </draw:frame>
        <draw:custom-shape draw:style-name="gr5" draw:text-style-name="P1" draw:layer="layout" svg:width="0.381cm" svg:height="4.191cm" svg:x="16.576cm" svg:y="18.1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" draw:layer="layout" svg:width="1.374cm" svg:height="0.795cm" svg:x="17.929cm" svg:y="19.763cm">
          <draw:text-box>
            <text:p><text:span text:style-name="T1">ROL</text:span></text:p>
          </draw:text-box>
        </draw:frame>
        <draw:custom-shape draw:style-name="gr5" draw:text-style-name="P1" draw:layer="layout" svg:width="0.381cm" svg:height="4.318cm" svg:x="16.576cm" svg:y="13.8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2" draw:layer="layout" svg:width="1.467cm" svg:height="0.729cm" svg:x="14.843cm" svg:y="15.605cm">
          <draw:text-box>
            <text:p><text:span text:style-name="T1">ROQ</text:span></text:p>
          </draw:text-box>
        </draw:frame>
        <draw:custom-shape draw:style-name="gr5" draw:text-style-name="P1" draw:layer="layout" svg:width="0.508cm" svg:height="3.429cm" draw:transform="rotate (1.52297430529025) translate (24.749cm 23.064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3.048cm" svg:height="0.729cm" svg:x="25.13cm" svg:y="23.319cm">
          <draw:text-box>
            <text:p><text:span text:style-name="T1">Lead Time</text:span></text:p>
          </draw:text-box>
        </draw:frame>
        <draw:line draw:style-name="gr10" draw:text-style-name="P1" draw:layer="layout" svg:x1="18.817cm" svg:y1="13.794cm" svg:x2="28.193cm" svg:y2="20.812cm">
          <text:p/>
        </draw:line>
        <draw:custom-shape draw:style-name="gr5" draw:text-style-name="P1" draw:layer="layout" svg:width="0.508cm" svg:height="6.74cm" draw:transform="rotate (1.52297430529025) translate (21.436cm 24.348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3.33cm" svg:height="0.729cm" svg:x="22.209cm" svg:y="24.589cm">
          <draw:text-box>
            <text:p><text:span text:style-name="T1">Ordering Cycle</text:span></text:p>
          </draw:text-box>
        </draw:frame>
        <draw:line draw:style-name="gr4" draw:text-style-name="P1" draw:layer="layout" svg:x1="28.193cm" svg:y1="22.336cm" svg:x2="28.193cm" svg:y2="13.827cm">
          <text:p/>
        </draw:line>
        <draw:line draw:style-name="gr11" draw:text-style-name="P1" draw:layer="layout" svg:x1="19.542cm" svg:y1="22.463cm" svg:x2="19.542cm" svg:y2="18.145cm">
          <text:p/>
        </draw:line>
        <draw:frame draw:style-name="gr12" draw:text-style-name="P2" draw:layer="layout" svg:width="0.762cm" svg:height="4.105cm" svg:x="23.733cm" svg:y="18.198cm">
          <draw:text-box>
            <text:p><text:span text:style-name="T1">Ordering</text:span></text:p>
          </draw:text-box>
        </draw:frame>
        <draw:frame draw:style-name="gr12" draw:text-style-name="P2" draw:layer="layout" svg:width="0.762cm" svg:height="5.509cm" svg:x="20.558cm" svg:y="14.795cm">
          <draw:text-box>
            <text:p><text:span text:style-name="T1">Good Receive</text:span></text:p>
          </draw:text-box>
        </draw:frame>
        <draw:line draw:style-name="gr10" draw:text-style-name="P1" draw:layer="layout" svg:x1="11.414cm" svg:y1="15.732cm" svg:x2="28.193cm" svg:y2="20.812cm">
          <text:p/>
        </draw:line>
        <draw:line draw:style-name="gr10" draw:text-style-name="P1" draw:layer="layout" svg:x1="28.178cm" svg:y1="13.794cm" svg:x2="37.554cm" svg:y2="20.812cm">
          <text:p/>
        </draw:line>
        <draw:line draw:style-name="gr11" draw:text-style-name="P1" draw:layer="layout" svg:x1="33.893cm" svg:y1="22.43cm" svg:x2="33.893cm" svg:y2="18.112cm">
          <text:p/>
        </draw:line>
        <draw:line draw:style-name="gr4" draw:text-style-name="P1" draw:layer="layout" svg:x1="37.576cm" svg:y1="22.337cm" svg:x2="37.576cm" svg:y2="13.828cm">
          <text:p/>
        </draw:line>
        <draw:custom-shape draw:style-name="gr5" draw:text-style-name="P1" draw:layer="layout" svg:width="0.508cm" svg:height="6.74cm" draw:transform="rotate (1.52297430529025) translate (28.279cm 24.681cm)">
          <text:p/>
          <draw:enhanced-geometry svg:viewBox="0 0 21600 21600" draw:glue-points="21600 0 0 10800 21600 21600" draw:text-areas="13800 ?f9 21600 ?f10" draw:type="left-brace" draw:modifiers="2663.790087463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22:43:55.607656714</meta:creation-date>
    <dc:date>2014-10-21T22:24:29.265803563</dc:date>
    <meta:editing-duration>PT2H39M25S</meta:editing-duration>
    <meta:editing-cycles>7</meta:editing-cycles>
    <meta:generator>LibreOffice/4.2.6.3$Linux_X86_64 LibreOffice_project/420m0$Build-3</meta:generator>
    <meta:document-statistic meta:object-count="49"/>
  </office:meta>
</office:document-meta>
</file>